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5A07E256.png"/>
  <manifest:file-entry manifest:media-type="image/png" manifest:full-path="Pictures/100002010000004000000040327854C5.png"/>
  <manifest:file-entry manifest:media-type="image/png" manifest:full-path="Pictures/1000020100000040000000403A029DE6.png"/>
  <manifest:file-entry manifest:media-type="image/png" manifest:full-path="Pictures/1000020100000040000000407134C29D.png"/>
  <manifest:file-entry manifest:media-type="image/png" manifest:full-path="Pictures/10000000000000200000002000309F1C.png"/>
  <manifest:file-entry manifest:media-type="image/png" manifest:full-path="Pictures/1000020100000040000000405FEFB3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808080" draw:marker-start-width="0.275cm" draw:marker-end-width="0.275cm" draw:fill="gradient" draw:fill-gradient-name="Vertical_20_white_20_to_20_gray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6b6b" draw:marker-start-width="0.275cm" draw:marker-end-width="0.275cm" draw:fill="gradient" draw:fill-gradient-name="Gradient_20_48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8" draw:layer="layout" svg:width="1.692cm" svg:height="1.692cm" svg:x="8.254cm" svg:y="12.813cm">
          <draw:image xlink:href="Pictures/1000020100000040000000403A029DE6.png" xlink:type="simple" xlink:show="embed" xlink:actuate="onLoad">
            <text:p/>
          </draw:image>
        </draw:frame>
        <draw:frame draw:style-name="gr1" draw:text-style-name="P1" draw:id="id7" draw:layer="layout" svg:width="1.692cm" svg:height="1.692cm" svg:x="1.754cm" svg:y="12.813cm">
          <draw:image xlink:href="Pictures/1000020100000040000000405A07E256.png" xlink:type="simple" xlink:show="embed" xlink:actuate="onLoad">
            <text:p/>
          </draw:image>
        </draw:frame>
        <draw:frame draw:style-name="gr1" draw:text-style-name="P1" draw:id="id9" draw:layer="layout" svg:width="1.692cm" svg:height="1.692cm" svg:x="14.754cm" svg:y="12.813cm">
          <draw:image xlink:href="Pictures/1000020100000040000000407134C29D.png" xlink:type="simple" xlink:show="embed" xlink:actuate="onLoad">
            <text:p/>
          </draw:image>
        </draw:frame>
        <draw:frame draw:style-name="gr1" draw:text-style-name="P1" draw:id="id1" draw:layer="layout" svg:width="1.692cm" svg:height="1.692cm" svg:x="11.504cm" svg:y="1.321cm">
          <draw:image xlink:href="Pictures/1000020100000040000000405FEFB34D.png" xlink:type="simple" xlink:show="embed" xlink:actuate="onLoad">
            <text:p/>
          </draw:image>
        </draw:frame>
        <draw:frame draw:style-name="gr1" draw:text-style-name="P1" draw:id="id10" draw:layer="layout" svg:width="1.692cm" svg:height="1.692cm" svg:x="21.254cm" svg:y="12.813cm">
          <draw:image xlink:href="Pictures/100002010000004000000040327854C5.png" xlink:type="simple" xlink:show="embed" xlink:actuate="onLoad">
            <text:p/>
          </draw:image>
        </draw:frame>
        <draw:frame draw:style-name="gr2" draw:text-style-name="P3" draw:layer="layout" svg:width="2.534cm" svg:height="1.513cm" svg:x="1.333cm" svg:y="14.5cm">
          <draw:text-box>
            <text:p text:style-name="P2"><text:span text:style-name="T1">Delivery</text:span></text:p>
            <text:p text:style-name="P2"><text:span text:style-name="T1">planner</text:span></text:p>
          </draw:text-box>
        </draw:frame>
        <draw:frame draw:style-name="gr2" draw:text-style-name="P3" draw:layer="layout" svg:width="3.364cm" svg:height="1.513cm" svg:x="7.418cm" svg:y="14.5cm">
          <draw:text-box>
            <text:p text:style-name="P2"><text:span text:style-name="T1">Warehouse</text:span></text:p>
            <text:p text:style-name="P2"><text:span text:style-name="T1">database</text:span></text:p>
          </draw:text-box>
        </draw:frame>
        <draw:frame draw:style-name="gr2" draw:text-style-name="P3" draw:layer="layout" svg:width="4.325cm" svg:height="1.513cm" svg:x="13.438cm" svg:y="14.5cm">
          <draw:text-box>
            <text:p text:style-name="P2"><text:span text:style-name="T1">Orders passing</text:span></text:p>
            <text:p text:style-name="P2"><text:span text:style-name="T1">application</text:span></text:p>
          </draw:text-box>
        </draw:frame>
        <draw:frame draw:style-name="gr2" draw:text-style-name="P3" draw:layer="layout" svg:width="3.766cm" svg:height="1.513cm" svg:x="20.217cm" svg:y="14.5cm">
          <draw:text-box>
            <text:p text:style-name="P2"><text:span text:style-name="T1">Accountants,</text:span></text:p>
            <text:p text:style-name="P2"><text:span text:style-name="T1">sales force</text:span></text:p>
          </draw:text-box>
        </draw:frame>
        <draw:frame draw:style-name="gr2" draw:text-style-name="P3" draw:layer="layout" svg:width="3.203cm" svg:height="1.513cm" svg:x="10.749cm" svg:y="0cm">
          <draw:text-box>
            <text:p text:style-name="P2"><text:span text:style-name="T1">Integrated</text:span></text:p>
            <text:p text:style-name="P2"><text:span text:style-name="T1">application</text:span></text:p>
          </draw:text-box>
        </draw:frame>
        <draw:custom-shape draw:style-name="gr3" draw:text-style-name="P2" draw:id="id3" draw:layer="layout" svg:width="5cm" svg:height="1.5cm" svg:x="0.1cm" svg:y="9.113cm">
          <text:p text:style-name="P2">Planner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5cm" svg:height="1.5cm" svg:x="6.6cm" svg:y="9.113cm">
          <text:p text:style-name="P2">Database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5cm" svg:height="1.5cm" svg:x="13.1cm" svg:y="9.113cm">
          <text:p text:style-name="P2">Orders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5cm" svg:height="1.5cm" svg:x="19.6cm" svg:y="9.113cm">
          <text:p text:style-name="P2">Email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24.5cm" svg:height="1.5cm" svg:x="0.1cm" svg:y="5.313cm">
          <draw:glue-point draw:id="4" svg:x="-3.979cm" svg:y="5.34cm"/>
          <draw:glue-point draw:id="5" svg:x="-1.326cm" svg:y="5.34cm"/>
          <draw:glue-point draw:id="6" svg:x="1.326cm" svg:y="5.34cm"/>
          <draw:glue-point draw:id="7" svg:x="3.979cm" svg:y="5.34cm"/>
          <text:p text:style-name="P2">Message broker /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2.35cm" svg:y1="3.013cm" svg:x2="12.35cm" svg:y2="5.313cm" draw:start-shape="id1" draw:start-glue-point="2" draw:end-shape="id2">
          <text:p/>
        </draw:connector>
        <draw:connector draw:style-name="gr5" draw:text-style-name="P1" draw:layer="layout" draw:type="curve" svg:x1="2.602cm" svg:y1="6.813cm" svg:x2="2.6cm" svg:y2="9.113cm" draw:start-shape="id2" draw:start-glue-point="4" draw:end-shape="id3" draw:end-glue-point="0">
          <text:p/>
        </draw:connector>
        <draw:connector draw:style-name="gr5" draw:text-style-name="P1" draw:layer="layout" draw:type="curve" svg:x1="9.102cm" svg:y1="6.813cm" svg:x2="9.1cm" svg:y2="9.113cm" draw:start-shape="id2" draw:start-glue-point="5" draw:end-shape="id4">
          <text:p/>
        </draw:connector>
        <draw:connector draw:style-name="gr5" draw:text-style-name="P1" draw:layer="layout" draw:type="curve" svg:x1="15.598cm" svg:y1="6.813cm" svg:x2="15.6cm" svg:y2="9.113cm" draw:start-shape="id2" draw:start-glue-point="6" draw:end-shape="id5" draw:end-glue-point="0">
          <text:p/>
        </draw:connector>
        <draw:connector draw:style-name="gr5" draw:text-style-name="P1" draw:layer="layout" draw:type="curve" svg:x1="22.098cm" svg:y1="6.813cm" svg:x2="22.1cm" svg:y2="9.113cm" draw:start-shape="id2" draw:start-glue-point="7" draw:end-shape="id6">
          <text:p/>
        </draw:connector>
        <draw:connector draw:style-name="gr5" draw:text-style-name="P1" draw:layer="layout" draw:type="curve" svg:x1="2.6cm" svg:y1="10.613cm" svg:x2="2.6cm" svg:y2="12.813cm" draw:start-shape="id3" draw:start-glue-point="2" draw:end-shape="id7" draw:end-glue-point="0">
          <text:p/>
        </draw:connector>
        <draw:connector draw:style-name="gr5" draw:text-style-name="P1" draw:layer="layout" draw:type="curve" svg:x1="9.1cm" svg:y1="10.613cm" svg:x2="9.1cm" svg:y2="12.813cm" draw:start-shape="id4" draw:start-glue-point="2" draw:end-shape="id8" draw:end-glue-point="0">
          <text:p/>
        </draw:connector>
        <draw:connector draw:style-name="gr5" draw:text-style-name="P1" draw:layer="layout" draw:type="curve" svg:x1="15.6cm" svg:y1="10.613cm" svg:x2="15.6cm" svg:y2="12.813cm" draw:start-shape="id5" draw:start-glue-point="2" draw:end-shape="id9" draw:end-glue-point="0">
          <text:p/>
        </draw:connector>
        <draw:connector draw:style-name="gr5" draw:text-style-name="P1" draw:layer="layout" draw:type="curve" svg:x1="22.1cm" svg:y1="10.613cm" svg:x2="22.1cm" svg:y2="12.813cm" draw:start-shape="id6" draw:start-glue-point="2" draw:end-shape="id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linear" draw:start-color="#000000" draw:end-color="#ffffff" draw:start-intensity="100%" draw:end-intensity="100%" draw:angle="0" draw:border="0%"/>
    <draw:gradient draw:name="Gradient_20_48" draw:display-name="Gradient 48" draw:style="radial" draw:cx="50%" draw:cy="50%" draw:start-color="#99ccff" draw:end-color="#ffffff" draw:start-intensity="100%" draw:end-intensity="100%" draw:border="0%"/>
    <draw:gradient draw:name="Vertical_20_white_20_to_20_gray" draw:display-name="Vertical white to gray" draw:style="linear" draw:start-color="#ffffff" draw:end-color="#c0c0c0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46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cm" fo:page-height="16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1-24T13:20:07</meta:creation-date>
    <dc:creator>Julien Ponge</dc:creator>
    <dc:date>2008-01-24T13:44:18</dc:date>
    <meta:editing-cycles>5</meta:editing-cycles>
    <meta:editing-duration>PT21M2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